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nime Title </text:p>
          </table:table-cell>
          <table:table-cell office:value-type="string" calcext:value-type="string">
            <text:p>Score </text:p>
          </table:table-cell>
          <table:table-cell office:value-type="string" calcext:value-type="string">
            <text:p>Progres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agami no Shirayuki-hime 2nd Season </text:p>
          </table:table-cell>
          <table:table-cell/>
          <table:table-cell office:value-type="string" calcext:value-type="string">
            <text:p>8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yuu Shoujo Arjuna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4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N.Angel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25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yakkyou Burai Kaiji: Ultimate Survivor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23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tsugi no Chaika: Avenging Battle </text:p>
          </table:table-cell>
          <table:table-cell/>
          <table:table-cell office:value-type="string" calcext:value-type="string">
            <text:p>2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i ni Todoke </text:p>
          </table:table-cell>
          <table:table-cell/>
          <table:table-cell office:value-type="string" calcext:value-type="string">
            <text:p>20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vely★Complex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19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rarihyon no Mago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18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karea </text:p>
          </table:table-cell>
          <table:table-cell/>
          <table:table-cell office:value-type="string" calcext:value-type="string">
            <text:p>1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 Chou Kyou Ryo: Condor Hero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-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ord Art Online II </text:p>
          </table:table-cell>
          <table:table-cell/>
          <table:table-cell office:value-type="string" calcext:value-type="string">
            <text:p>11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gamibachi Reverse </text:p>
          </table:table-cell>
          <table:table-cell/>
          <table:table-cell office:value-type="string" calcext:value-type="string">
            <text:p>2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shi na Konamaiki </text:p>
          </table:table-cell>
          <table:table-cell/>
          <table:table-cell office:value-type="string" calcext:value-type="string">
            <text:p>39/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 (TV)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: Sorezore no Tsubasa </text:p>
          </table:table-cell>
          <table:table-cell office:value-type="string" calcext:value-type="string">
            <text:p>4 <text:s/>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: Sorezore no Tsubasa Specials </text:p>
          </table:table-cell>
          <table:table-cell office:value-type="string" calcext:value-type="string">
            <text:p>4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agami no Shirayuki-hime </text:p>
          </table:table-cell>
          <table:table-cell office:value-type="string" calcext:value-type="string">
            <text:p>7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ra </text:p>
          </table:table-cell>
          <table:table-cell office:value-type="string" calcext:value-type="string">
            <text:p>6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Beats! </text:p>
          </table:table-cell>
          <table:table-cell office:value-type="string" calcext:value-type="string">
            <text:p>5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Densetsu </text:p>
          </table:table-cell>
          <table:table-cell office:value-type="string" calcext:value-type="string">
            <text:p>4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ther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d+ </text:p>
          </table:table-cell>
          <table:table-cell office:value-type="string" calcext:value-type="string">
            <text:p>5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kusatsu Tenshi Dokuro-chan </text:p>
          </table:table-cell>
          <table:table-cell office:value-type="string" calcext:value-type="string">
            <text:p>5 <text:s/>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kusatsu Tenshi Dokuro-chan 2 </text:p>
          </table:table-cell>
          <table:table-cell office:value-type="string" calcext:value-type="string">
            <text:p>5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ou Renkin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bits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 Geass: Hangyaku no Lelouch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uelicot-zaka kara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wboy Bebop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dman Wonderland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</text:p>
          </table:table-cell>
          <table:table-cell office:value-type="string" calcext:value-type="string">
            <text:p>5 <text:s/>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GT </text:p>
          </table:table-cell>
          <table:table-cell office:value-type="string" calcext:value-type="string">
            <text:p>4 <text:s/>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GT: Gokuu Gaiden! Yuuki no Akashi wa Suushinchuu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Z </text:p>
          </table:table-cell>
          <table:table-cell office:value-type="string" calcext:value-type="string">
            <text:p>4 <text:s/>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Z Movie 14: Kami to Kami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ngeon ni Deai wo Motomeru no wa Machigatteiru Darou ka </text:p>
          </table:table-cell>
          <table:table-cell office:value-type="string" calcext:value-type="string">
            <text:p>5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zador de la Bruja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fen Lied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fen Lied: Tooriame nite Arui wa, Shoujo wa Ikani Shite Sono Shinjou ni Itatta ka? - Regenschauer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mentar Gerad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 Seven </text:p>
          </table:table-cell>
          <table:table-cell office:value-type="string" calcext:value-type="string">
            <text:p>8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ke no Ue no Pony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do Senki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ocyber </text:p>
          </table:table-cell>
          <table:table-cell office:value-type="string" calcext:value-type="string">
            <text:p>6 <text:s/>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rls &amp; Panzer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kusen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sick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 Teacher Onizuka </text:p>
          </table:table-cell>
          <table:table-cell office:value-type="string" calcext:value-type="string">
            <text:p>4 <text:s/>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lsing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ashi no Eden </text:p>
          </table:table-cell>
          <table:table-cell office:value-type="string" calcext:value-type="string">
            <text:p>4 <text:s/>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tsugi no Chaika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l no Ugoku Shi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x Hunter (2011) </text:p>
          </table:table-cell>
          <table:table-cell office:value-type="string" calcext:value-type="string">
            <text:p>6 <text:s/>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Jo no Kimyou na Bouken (TV)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ichou wa Maid-sama!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kegurui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isama Hajimemashita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ojo to Kanojo no Nek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igurashi no Arrietty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in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tanagatari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ze no Tani no Nausicaä </text:p>
          </table:table-cell>
          <table:table-cell office:value-type="string" calcext:value-type="string">
            <text:p>7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bayashi-san Chi no Maid Dragon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o Subarashii Sekai ni Shukufuku wo! </text:p>
          </table:table-cell>
          <table:table-cell office:value-type="string" calcext:value-type="string">
            <text:p>4 <text:s/>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renai no But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tle Witch Academia (TV) 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 Horizon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pin III: Cagliostro no Shi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: The Kingdom of Magic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: The Labyrinth of Magic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hou Shoujo Madoka★Magica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jo no Takkyuubin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ori no Hibi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mi wo Sumaseb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daiji-tachi ga Isekai kara Kuru Sou Desu yo? </text:p>
          </table:table-cell>
          <table:table-cell office:value-type="string" calcext:value-type="string">
            <text:p>4 <text:s/>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onoke Hime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zo no Kanojo X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n Genesis Evangelion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Game No Life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izaka Haruka no Himitsu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oide Poroporo </text:p>
          </table:table-cell>
          <table:table-cell office:value-type="string" calcext:value-type="string">
            <text:p>6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kami Kodomo no Ame to Yuki </text:p>
          </table:table-cell>
          <table:table-cell office:value-type="string" calcext:value-type="string">
            <text:p>7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kami to Koushinryou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kami to Koushinryou II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e Monogatari!!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ran Koukou Host Club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lord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lord: Ple Ple Pleiades </text:p>
          </table:table-cell>
          <table:table-cell office:value-type="string" calcext:value-type="string">
            <text:p>5 <text:s/>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ss Principal </text:p>
          </table:table-cell>
          <table:table-cell office:value-type="string" calcext:value-type="string">
            <text:p>6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:Zero kara Hajimeru Isekai Seikatsu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☆Oniisan (Movie)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pped Princess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 to Chihiro no Kamikakushi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man King </text:p>
          </table:table-cell>
          <table:table-cell office:value-type="string" calcext:value-type="string">
            <text:p>4 <text:s/>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jou Saikyou no Deshi Kenichi </text:p>
          </table:table-cell>
          <table:table-cell office:value-type="string" calcext:value-type="string">
            <text:p>4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geki no Kyojin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yers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yers Next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yers Try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edemo Sekai wa Utsukushii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er Wars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ord Art Online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of Zestiria the X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of Zestiria the X: Saiyaku no Jidai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tei Gakuen Q </text:p>
          </table:table-cell>
          <table:table-cell office:value-type="string" calcext:value-type="string">
            <text:p>4 <text:s/>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gamibachi </text:p>
          </table:table-cell>
          <table:table-cell office:value-type="string" calcext:value-type="string">
            <text:p>5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kuu no Escaflowne </text:p>
          </table:table-cell>
          <table:table-cell office:value-type="string" calcext:value-type="string">
            <text:p>6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kuu no Shiro Laput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aru Majutsu no Index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ki wo Kakeru Shouj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ari no Toto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adora!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nity Blood </text:p>
          </table:table-cell>
          <table:table-cell office:value-type="string" calcext:value-type="string">
            <text:p>7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miki no Ie </text:p>
          </table:table-cell>
          <table:table-cell office:value-type="string" calcext:value-type="string">
            <text:p>10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 ga Kikoeru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ch Craft Works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zard Barristers: Benmashi Cecil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lf's Rain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koso Jitsuryoku Shijou Shugi no Kyoushitsu e (TV)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u☆Yuu☆Hakusho </text:p>
          </table:table-cell>
          <table:table-cell office:value-type="string" calcext:value-type="string">
            <text:p>4 <text:s/>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 no Tsukaima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yeshield 21 </text:p>
          </table:table-cell>
          <table:table-cell/>
          <table:table-cell office:value-type="string" calcext:value-type="string">
            <text:p>74/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 Hunt </text:p>
          </table:table-cell>
          <table:table-cell/>
          <table:table-cell office:value-type="string" calcext:value-type="string">
            <text:p>4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rui wa Suitai Shimashita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bato. </text:p>
          </table:table-cell>
          <table:table-cell/>
          <table:table-cell office:value-type="string" calcext:value-type="string">
            <text:p>13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oukai no Rinne (TV) </text:p>
          </table:table-cell>
          <table:table-cell/>
          <table:table-cell office:value-type="string" calcext:value-type="string">
            <text:p>9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kka no Honoo </text:p>
          </table:table-cell>
          <table:table-cell/>
          <table:table-cell office:value-type="string" calcext:value-type="string">
            <text:p>31/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A </text:p>
          </table:table-cell>
          <table:table-cell/>
          <table:table-cell office:value-type="string" calcext:value-type="string">
            <text:p>2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gainu no Chi </text:p>
          </table:table-cell>
          <table:table-cell/>
          <table:table-cell office:value-type="string" calcext:value-type="string">
            <text:p>4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 (TV) Special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 Worl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7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u no Hana </text:p>
          </table:table-cell>
          <table:table-cell/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Cop </text:p>
          </table:table-cell>
          <table:table-cell/>
          <table:table-cell office:value-type="string" calcext:value-type="string">
            <text:p>-/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cano! </text:p>
          </table:table-cell>
          <table:table-cell/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a to Test to Shoukanju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emonogatari </text:p>
          </table:table-cell>
          <table:table-cell/>
          <table:table-cell office:value-type="string" calcext:value-type="string">
            <text:p>-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each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29/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hayafur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unibyou demo Koi ga Shitai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nnad </text:p>
          </table:table-cell>
          <table:table-cell/>
          <table:table-cell office:value-type="string" calcext:value-type="string">
            <text:p>-/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 Ange: Tenshi to Ryuu no Rondo </text:p>
          </table:table-cell>
          <table:table-cell/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sai Bunri no Crime Edge </text:p>
          </table:table-cell>
          <table:table-cell/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tive Conan Airing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7/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olik Lovers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g Day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 Seven AO </text:p>
          </table:table-cell>
          <table:table-cell/>
          <table:table-cell office:value-type="string" calcext:value-type="string">
            <text:p>-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 Tai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shigi Yuug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2/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tari wa Precur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4/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Backer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8/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 Frontier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 x Swor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slinger Gir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smith Cat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jime no Ipp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talia Axis Powers </text:p>
          </table:table-cell>
          <table:table-cell/>
          <table:table-cell office:value-type="string" calcext:value-type="string">
            <text:p>-/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 School Dx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x Hunter </text:p>
          </table:table-cell>
          <table:table-cell/>
          <table:table-cell office:value-type="string" calcext:value-type="string">
            <text:p>14/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u to Hasami wa Tsukaiyou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uYash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1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tsu wa Watashi wa </text:p>
          </table:table-cell>
          <table:table-cell/>
          <table:table-cell office:value-type="string" calcext:value-type="string">
            <text:p>8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i nomi zo Shiru Seka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isama no Memochou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puu Denki Berserk </text:p>
          </table:table-cell>
          <table:table-cell/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daichi Shounen no Jikenb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e wa Zombie Desu ka?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ou kara Maou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3/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pin III (2015)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c Knight Rayearth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hou Shoujo-tai Arus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jin Tantei Nougami Neuro </text:p>
          </table:table-cell>
          <table:table-cell/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ÄR </text:p>
          </table:table-cell>
          <table:table-cell/>
          <table:table-cell office:value-type="string" calcext:value-type="string">
            <text:p>-/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teki Kanban Musum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ut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HK ni Youkoso! </text:p>
          </table:table-cell>
          <table:table-cell/>
          <table:table-cell office:value-type="string" calcext:value-type="string">
            <text:p>-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izaka Haruka no Himitsu: Purezza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 Non Biyori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 Piece Airing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emo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emay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pa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ma ½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8/1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rio to Vampir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en Maide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9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kigake!! Cromartie Kouko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rai Champlo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rai Flamenc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kugan no Shan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gofum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igami no Ballad.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ryaku! Ika Musume </text:p>
          </table:table-cell>
          <table:table-cell/>
          <table:table-cell office:value-type="string" calcext:value-type="string">
            <text:p>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l Eater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ki na Mono wa Suki Dakara Shou ga Nai!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7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ho Shichau zo (TV)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3/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jou Teng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3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ari no Kaibutsu-ku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gu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8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ki no Housok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usei Yatsur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uga no Sora: In Solitude, Where We Are Least Alone.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wamushi Peda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 no Tsukaima: Futatsuki no Kish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12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8" table:number-rows-spanned="1">
            <text:p>Acchi Kocchi (TV) </text:p>
          </table:table-cell>
          <table:covered-table-cell table:number-columns-repeated="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3" table:number-rows-spanned="1">
            <text:p>Ai Yori Aoshi </text:p>
          </table:table-cell>
          <table:covered-table-cell table:number-columns-repeated="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06"/>
        </table:table-row>
        <table:table-row table:style-name="ro1">
          <table:table-cell office:value-type="string" calcext:value-type="string" table:number-columns-spanned="18" table:number-rows-spanned="1">
            <text:p>Akatsuki no Yona </text:p>
          </table:table-cell>
          <table:covered-table-cell table:number-columns-repeated="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01"/>
        </table:table-row>
        <table:table-row table:style-name="ro1">
          <table:table-cell office:value-type="string" calcext:value-type="string" table:number-columns-spanned="23" table:number-rows-spanned="1">
            <text:p>Ano Natsu de Matteru </text:p>
          </table:table-cell>
          <table:covered-table-cell table:number-columns-repeated="2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96"/>
        </table:table-row>
        <table:table-row table:style-name="ro1">
          <table:table-cell office:value-type="string" calcext:value-type="string" table:number-columns-spanned="28" table:number-rows-spanned="1">
            <text:p>Ao no Exorcist </text:p>
          </table:table-cell>
          <table:covered-table-cell table:number-columns-repeated="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91"/>
        </table:table-row>
        <table:table-row table:style-name="ro1">
          <table:table-cell office:value-type="string" calcext:value-type="string" table:number-columns-spanned="33" table:number-rows-spanned="1">
            <text:p>Aoi Hana </text:p>
          </table:table-cell>
          <table:covered-table-cell table:number-columns-repeated="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86"/>
        </table:table-row>
        <table:table-row table:style-name="ro1">
          <table:table-cell office:value-type="string" calcext:value-type="string" table:number-columns-spanned="38" table:number-rows-spanned="1">
            <text:p>Aquarian Age: Sign for Evolution </text:p>
          </table:table-cell>
          <table:covered-table-cell table:number-columns-repeated="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81"/>
        </table:table-row>
        <table:table-row table:style-name="ro1">
          <table:table-cell office:value-type="string" calcext:value-type="string" table:number-columns-spanned="43" table:number-rows-spanned="1">
            <text:p>Beck </text:p>
          </table:table-cell>
          <table:covered-table-cell table:number-columns-repeated="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76"/>
        </table:table-row>
        <table:table-row table:style-name="ro1">
          <table:table-cell office:value-type="string" calcext:value-type="string" table:number-columns-spanned="48" table:number-rows-spanned="1">
            <text:p>Black Blood Brothers </text:p>
          </table:table-cell>
          <table:covered-table-cell table:number-columns-repeated="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71"/>
        </table:table-row>
        <table:table-row table:style-name="ro1">
          <table:table-cell office:value-type="string" calcext:value-type="string" table:number-columns-spanned="53" table:number-rows-spanned="1">
            <text:p>Blue Gender </text:p>
          </table:table-cell>
          <table:covered-table-cell table:number-columns-repeated="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66"/>
        </table:table-row>
        <table:table-row table:style-name="ro1">
          <table:table-cell office:value-type="string" calcext:value-type="string" table:number-columns-spanned="58" table:number-rows-spanned="1">
            <text:p>Bounen no Xamdou </text:p>
          </table:table-cell>
          <table:covered-table-cell table:number-columns-repeated="57"/>
          <table:table-cell/>
          <table:table-cell office:value-type="string" calcext:value-type="string">
            <text:p>ONA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61"/>
        </table:table-row>
        <table:table-row table:style-name="ro1">
          <table:table-cell office:value-type="string" calcext:value-type="string" table:number-columns-spanned="63" table:number-rows-spanned="1">
            <text:p>Cardcaptor Sakura </text:p>
          </table:table-cell>
          <table:covered-table-cell table:number-columns-repeated="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7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56"/>
        </table:table-row>
        <table:table-row table:style-name="ro1">
          <table:table-cell office:value-type="string" calcext:value-type="string" table:number-columns-spanned="68" table:number-rows-spanned="1">
            <text:p>Charlotte </text:p>
          </table:table-cell>
          <table:covered-table-cell table:number-columns-repeated="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51"/>
        </table:table-row>
        <table:table-row table:style-name="ro1">
          <table:table-cell office:value-type="string" calcext:value-type="string" table:number-columns-spanned="73" table:number-rows-spanned="1">
            <text:p>Chirin no Suzu </text:p>
          </table:table-cell>
          <table:covered-table-cell table:number-columns-repeated="7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46"/>
        </table:table-row>
        <table:table-row table:style-name="ro1">
          <table:table-cell office:value-type="string" calcext:value-type="string" table:number-columns-spanned="78" table:number-rows-spanned="1">
            <text:p>Cossette no Shouzou </text:p>
          </table:table-cell>
          <table:covered-table-cell table:number-columns-repeated="7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41"/>
        </table:table-row>
        <table:table-row table:style-name="ro1">
          <table:table-cell office:value-type="string" calcext:value-type="string" table:number-columns-spanned="83" table:number-rows-spanned="1">
            <text:p>Coyote Ragtime Show </text:p>
          </table:table-cell>
          <table:covered-table-cell table:number-columns-repeated="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36"/>
        </table:table-row>
        <table:table-row table:style-name="ro1">
          <table:table-cell office:value-type="string" calcext:value-type="string" table:number-columns-spanned="88" table:number-rows-spanned="1">
            <text:p>Cyber City Oedo 808 </text:p>
          </table:table-cell>
          <table:covered-table-cell table:number-columns-repeated="8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31"/>
        </table:table-row>
        <table:table-row table:style-name="ro1">
          <table:table-cell office:value-type="string" calcext:value-type="string" table:number-columns-spanned="93" table:number-rows-spanned="1">
            <text:p>Danshi Koukousei no Nichijou </text:p>
          </table:table-cell>
          <table:covered-table-cell table:number-columns-repeated="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26"/>
        </table:table-row>
        <table:table-row table:style-name="ro1">
          <table:table-cell office:value-type="string" calcext:value-type="string" table:number-columns-spanned="98" table:number-rows-spanned="1">
            <text:p>Darker than Black: Kuro no Keiyakusha </text:p>
          </table:table-cell>
          <table:covered-table-cell table:number-columns-repeated="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21"/>
        </table:table-row>
        <table:table-row table:style-name="ro1">
          <table:table-cell office:value-type="string" calcext:value-type="string" table:number-columns-spanned="103" table:number-rows-spanned="1">
            <text:p>Earthian </text:p>
          </table:table-cell>
          <table:covered-table-cell table:number-columns-repeated="10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16"/>
        </table:table-row>
        <table:table-row table:style-name="ro1">
          <table:table-cell office:value-type="string" calcext:value-type="string" table:number-columns-spanned="108" table:number-rows-spanned="1">
            <text:p>Eikoku Koi Monogatari Emma </text:p>
          </table:table-cell>
          <table:covered-table-cell table:number-columns-repeated="1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11"/>
        </table:table-row>
        <table:table-row table:style-name="ro1">
          <table:table-cell office:value-type="string" calcext:value-type="string" table:number-columns-spanned="113" table:number-rows-spanned="1">
            <text:p>Fate/stay night </text:p>
          </table:table-cell>
          <table:covered-table-cell table:number-columns-repeated="1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06"/>
        </table:table-row>
        <table:table-row table:style-name="ro1">
          <table:table-cell office:value-type="string" calcext:value-type="string" table:number-columns-spanned="118" table:number-rows-spanned="1">
            <text:p>Fire Tripper </text:p>
          </table:table-cell>
          <table:covered-table-cell table:number-columns-repeated="11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01"/>
        </table:table-row>
        <table:table-row table:style-name="ro1">
          <table:table-cell office:value-type="string" calcext:value-type="string" table:number-columns-spanned="123" table:number-rows-spanned="1">
            <text:p>Fractale </text:p>
          </table:table-cell>
          <table:covered-table-cell table:number-columns-repeated="12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96"/>
        </table:table-row>
        <table:table-row table:style-name="ro1">
          <table:table-cell office:value-type="string" calcext:value-type="string" table:number-columns-spanned="128" table:number-rows-spanned="1">
            <text:p>Fushigi no Umi no Nadia </text:p>
          </table:table-cell>
          <table:covered-table-cell table:number-columns-repeated="1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91"/>
        </table:table-row>
        <table:table-row table:style-name="ro1">
          <table:table-cell office:value-type="string" calcext:value-type="string" table:number-columns-spanned="133" table:number-rows-spanned="1">
            <text:p>Gakusen Toshi Asterisk </text:p>
          </table:table-cell>
          <table:covered-table-cell table:number-columns-repeated="1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86"/>
        </table:table-row>
        <table:table-row table:style-name="ro1">
          <table:table-cell office:value-type="string" calcext:value-type="string" table:number-columns-spanned="138" table:number-rows-spanned="1">
            <text:p>Gensoumaden Saiyuuki </text:p>
          </table:table-cell>
          <table:covered-table-cell table:number-columns-repeated="1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5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81"/>
        </table:table-row>
        <table:table-row table:style-name="ro1">
          <table:table-cell office:value-type="string" calcext:value-type="string" table:number-columns-spanned="143" table:number-rows-spanned="1">
            <text:p>Ginga Eiyuu Densetsu </text:p>
          </table:table-cell>
          <table:covered-table-cell table:number-columns-repeated="14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1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76"/>
        </table:table-row>
        <table:table-row table:style-name="ro1">
          <table:table-cell office:value-type="string" calcext:value-type="string" table:number-columns-spanned="148" table:number-rows-spanned="1">
            <text:p>Gintama </text:p>
          </table:table-cell>
          <table:covered-table-cell table:number-columns-repeated="1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0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71"/>
        </table:table-row>
        <table:table-row table:style-name="ro1">
          <table:table-cell office:value-type="string" calcext:value-type="string" table:number-columns-spanned="153" table:number-rows-spanned="1">
            <text:p>Golden Boy </text:p>
          </table:table-cell>
          <table:covered-table-cell table:number-columns-repeated="15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66"/>
        </table:table-row>
        <table:table-row table:style-name="ro1">
          <table:table-cell office:value-type="string" calcext:value-type="string" table:number-columns-spanned="158" table:number-rows-spanned="1">
            <text:p>Golden Time </text:p>
          </table:table-cell>
          <table:covered-table-cell table:number-columns-repeated="1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61"/>
        </table:table-row>
        <table:table-row table:style-name="ro1">
          <table:table-cell office:value-type="string" calcext:value-type="string" table:number-columns-spanned="163" table:number-rows-spanned="1">
            <text:p>Guilty Crown </text:p>
          </table:table-cell>
          <table:covered-table-cell table:number-columns-repeated="1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56"/>
        </table:table-row>
        <table:table-row table:style-name="ro1">
          <table:table-cell office:value-type="string" calcext:value-type="string" table:number-columns-spanned="168" table:number-rows-spanned="1">
            <text:p>Gungrave </text:p>
          </table:table-cell>
          <table:covered-table-cell table:number-columns-repeated="1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51"/>
        </table:table-row>
        <table:table-row table:style-name="ro1">
          <table:table-cell office:value-type="string" calcext:value-type="string" table:number-columns-spanned="173" table:number-rows-spanned="1">
            <text:p>Hai to Gensou no Grimgar </text:p>
          </table:table-cell>
          <table:covered-table-cell table:number-columns-repeated="1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46"/>
        </table:table-row>
        <table:table-row table:style-name="ro1">
          <table:table-cell office:value-type="string" calcext:value-type="string" table:number-columns-spanned="178" table:number-rows-spanned="1">
            <text:p>Haibane Renmei </text:p>
          </table:table-cell>
          <table:covered-table-cell table:number-columns-repeated="1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41"/>
        </table:table-row>
        <table:table-row table:style-name="ro1">
          <table:table-cell office:value-type="string" calcext:value-type="string" table:number-columns-spanned="183" table:number-rows-spanned="1">
            <text:p>Hamatora The Animation </text:p>
          </table:table-cell>
          <table:covered-table-cell table:number-columns-repeated="1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36"/>
        </table:table-row>
        <table:table-row table:style-name="ro1">
          <table:table-cell office:value-type="string" calcext:value-type="string" table:number-columns-spanned="188" table:number-rows-spanned="1">
            <text:p>Hanasakeru Seishounen </text:p>
          </table:table-cell>
          <table:covered-table-cell table:number-columns-repeated="18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31"/>
        </table:table-row>
        <table:table-row table:style-name="ro1">
          <table:table-cell office:value-type="string" calcext:value-type="string" table:number-columns-spanned="193" table:number-rows-spanned="1">
            <text:p>Heppoko Jikken Animation Excel♥Saga </text:p>
          </table:table-cell>
          <table:covered-table-cell table:number-columns-repeated="1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26"/>
        </table:table-row>
        <table:table-row table:style-name="ro1">
          <table:table-cell office:value-type="string" calcext:value-type="string" table:number-columns-spanned="198" table:number-rows-spanned="1">
            <text:p>Hiatari Ryoukou! </text:p>
          </table:table-cell>
          <table:covered-table-cell table:number-columns-repeated="1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48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21"/>
        </table:table-row>
        <table:table-row table:style-name="ro1">
          <table:table-cell office:value-type="string" calcext:value-type="string" table:number-columns-spanned="203" table:number-rows-spanned="1">
            <text:p>Hokuto no Ken </text:p>
          </table:table-cell>
          <table:covered-table-cell table:number-columns-repeated="2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0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16"/>
        </table:table-row>
        <table:table-row table:style-name="ro1">
          <table:table-cell office:value-type="string" calcext:value-type="string" table:number-columns-spanned="208" table:number-rows-spanned="1">
            <text:p>Hourou Musuko </text:p>
          </table:table-cell>
          <table:covered-table-cell table:number-columns-repeated="2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11"/>
        </table:table-row>
        <table:table-row table:style-name="ro1">
          <table:table-cell office:value-type="string" calcext:value-type="string" table:number-columns-spanned="213" table:number-rows-spanned="1">
            <text:p>Hyouka </text:p>
          </table:table-cell>
          <table:covered-table-cell table:number-columns-repeated="2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06"/>
        </table:table-row>
        <table:table-row table:style-name="ro1">
          <table:table-cell office:value-type="string" calcext:value-type="string" table:number-columns-spanned="218" table:number-rows-spanned="1">
            <text:p>Ima, Soko ni Iru Boku </text:p>
          </table:table-cell>
          <table:covered-table-cell table:number-columns-repeated="2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01"/>
        </table:table-row>
        <table:table-row table:style-name="ro1">
          <table:table-cell office:value-type="string" calcext:value-type="string" table:number-columns-spanned="223" table:number-rows-spanned="1">
            <text:p>Inaka Isha </text:p>
          </table:table-cell>
          <table:covered-table-cell table:number-columns-repeated="22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96"/>
        </table:table-row>
        <table:table-row table:style-name="ro1">
          <table:table-cell office:value-type="string" calcext:value-type="string" table:number-columns-spanned="228" table:number-rows-spanned="1">
            <text:p>Juuni Kokuki </text:p>
          </table:table-cell>
          <table:covered-table-cell table:number-columns-repeated="2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4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91"/>
        </table:table-row>
        <table:table-row table:style-name="ro1">
          <table:table-cell office:value-type="string" calcext:value-type="string" table:number-columns-spanned="233" table:number-rows-spanned="1">
            <text:p>Kachou no Koi </text:p>
          </table:table-cell>
          <table:covered-table-cell table:number-columns-repeated="23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86"/>
        </table:table-row>
        <table:table-row table:style-name="ro1">
          <table:table-cell office:value-type="string" calcext:value-type="string" table:number-columns-spanned="238" table:number-rows-spanned="1">
            <text:p>Kamisama Hajimemashita◎ </text:p>
          </table:table-cell>
          <table:covered-table-cell table:number-columns-repeated="2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81"/>
        </table:table-row>
        <table:table-row table:style-name="ro1">
          <table:table-cell office:value-type="string" calcext:value-type="string" table:number-columns-spanned="243" table:number-rows-spanned="1">
            <text:p>Kareshi Kanojo no Jijou </text:p>
          </table:table-cell>
          <table:covered-table-cell table:number-columns-repeated="2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76"/>
        </table:table-row>
        <table:table-row table:style-name="ro1">
          <table:table-cell office:value-type="string" calcext:value-type="string" table:number-columns-spanned="248" table:number-rows-spanned="1">
            <text:p>Karneval (TV) </text:p>
          </table:table-cell>
          <table:covered-table-cell table:number-columns-repeated="2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71"/>
        </table:table-row>
        <table:table-row table:style-name="ro1">
          <table:table-cell office:value-type="string" calcext:value-type="string" table:number-columns-spanned="253" table:number-rows-spanned="1">
            <text:p>Kaze no Stigma </text:p>
          </table:table-cell>
          <table:covered-table-cell table:number-columns-repeated="2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66"/>
        </table:table-row>
        <table:table-row table:style-name="ro1">
          <table:table-cell office:value-type="string" calcext:value-type="string" table:number-columns-spanned="258" table:number-rows-spanned="1">
            <text:p>Kekkaishi </text:p>
          </table:table-cell>
          <table:covered-table-cell table:number-columns-repeated="2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5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61"/>
        </table:table-row>
        <table:table-row table:style-name="ro1">
          <table:table-cell office:value-type="string" calcext:value-type="string" table:number-columns-spanned="263" table:number-rows-spanned="1">
            <text:p>Kimi ga Nozomu Eien </text:p>
          </table:table-cell>
          <table:covered-table-cell table:number-columns-repeated="2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56"/>
        </table:table-row>
        <table:table-row table:style-name="ro1">
          <table:table-cell office:value-type="string" calcext:value-type="string" table:number-columns-spanned="268" table:number-rows-spanned="1">
            <text:p>Kimikiss Pure Rouge </text:p>
          </table:table-cell>
          <table:covered-table-cell table:number-columns-repeated="2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51"/>
        </table:table-row>
        <table:table-row table:style-name="ro1">
          <table:table-cell office:value-type="string" calcext:value-type="string" table:number-columns-spanned="273" table:number-rows-spanned="1">
            <text:p>Kino no Tabi: The Beautiful World </text:p>
          </table:table-cell>
          <table:covered-table-cell table:number-columns-repeated="2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46"/>
        </table:table-row>
        <table:table-row table:style-name="ro1">
          <table:table-cell office:value-type="string" calcext:value-type="string" table:number-columns-spanned="278" table:number-rows-spanned="1">
            <text:p>Knight's &amp; Magic </text:p>
          </table:table-cell>
          <table:covered-table-cell table:number-columns-repeated="2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41"/>
        </table:table-row>
        <table:table-row table:style-name="ro1">
          <table:table-cell office:value-type="string" calcext:value-type="string" table:number-columns-spanned="283" table:number-rows-spanned="1">
            <text:p>Kokoro Connect </text:p>
          </table:table-cell>
          <table:covered-table-cell table:number-columns-repeated="2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36"/>
        </table:table-row>
        <table:table-row table:style-name="ro1">
          <table:table-cell office:value-type="string" calcext:value-type="string" table:number-columns-spanned="288" table:number-rows-spanned="1">
            <text:p>Kono Danshi, Ningyo Hiroimashita. </text:p>
          </table:table-cell>
          <table:covered-table-cell table:number-columns-repeated="28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31"/>
        </table:table-row>
        <table:table-row table:style-name="ro1">
          <table:table-cell office:value-type="string" calcext:value-type="string" table:number-columns-spanned="293" table:number-rows-spanned="1">
            <text:p>Kotonoha no Niwa </text:p>
          </table:table-cell>
          <table:covered-table-cell table:number-columns-repeated="29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26"/>
        </table:table-row>
        <table:table-row table:style-name="ro1">
          <table:table-cell office:value-type="string" calcext:value-type="string" table:number-columns-spanned="298" table:number-rows-spanned="1">
            <text:p>Kyoukai no Kanata </text:p>
          </table:table-cell>
          <table:covered-table-cell table:number-columns-repeated="2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21"/>
        </table:table-row>
        <table:table-row table:style-name="ro1">
          <table:table-cell office:value-type="string" calcext:value-type="string" table:number-columns-spanned="303" table:number-rows-spanned="1">
            <text:p>Last Exile </text:p>
          </table:table-cell>
          <table:covered-table-cell table:number-columns-repeated="3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14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16"/>
        </table:table-row>
        <table:table-row table:style-name="ro1">
          <table:table-cell office:value-type="string" calcext:value-type="string" table:number-columns-spanned="308" table:number-rows-spanned="1">
            <text:p>Love Stage!! </text:p>
          </table:table-cell>
          <table:covered-table-cell table:number-columns-repeated="3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11"/>
        </table:table-row>
        <table:table-row table:style-name="ro1">
          <table:table-cell office:value-type="string" calcext:value-type="string" table:number-columns-spanned="313" table:number-rows-spanned="1">
            <text:p>Made in Abyss </text:p>
          </table:table-cell>
          <table:covered-table-cell table:number-columns-repeated="3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06"/>
        </table:table-row>
        <table:table-row table:style-name="ro1">
          <table:table-cell office:value-type="string" calcext:value-type="string" table:number-columns-spanned="318" table:number-rows-spanned="1">
            <text:p>Mahou Sensei Negima! </text:p>
          </table:table-cell>
          <table:covered-table-cell table:number-columns-repeated="3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01"/>
        </table:table-row>
        <table:table-row table:style-name="ro1">
          <table:table-cell office:value-type="string" calcext:value-type="string" table:number-columns-spanned="323" table:number-rows-spanned="1">
            <text:p>Mahouka Koukou no Rettousei </text:p>
          </table:table-cell>
          <table:covered-table-cell table:number-columns-repeated="32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96"/>
        </table:table-row>
        <table:table-row table:style-name="ro1">
          <table:table-cell office:value-type="string" calcext:value-type="string" table:number-columns-spanned="328" table:number-rows-spanned="1">
            <text:p>Masamune-kun no Revenge </text:p>
          </table:table-cell>
          <table:covered-table-cell table:number-columns-repeated="3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91"/>
        </table:table-row>
        <table:table-row table:style-name="ro1">
          <table:table-cell office:value-type="string" calcext:value-type="string" table:number-columns-spanned="333" table:number-rows-spanned="1">
            <text:p>Master Keaton </text:p>
          </table:table-cell>
          <table:covered-table-cell table:number-columns-repeated="3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86"/>
        </table:table-row>
        <table:table-row table:style-name="ro1">
          <table:table-cell office:value-type="string" calcext:value-type="string" table:number-columns-spanned="338" table:number-rows-spanned="1">
            <text:p>Mayoi Neko Overrun! </text:p>
          </table:table-cell>
          <table:covered-table-cell table:number-columns-repeated="3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81"/>
        </table:table-row>
        <table:table-row table:style-name="ro1">
          <table:table-cell office:value-type="string" calcext:value-type="string" table:number-columns-spanned="343" table:number-rows-spanned="1">
            <text:p>Mirai Shounen Conan </text:p>
          </table:table-cell>
          <table:covered-table-cell table:number-columns-repeated="3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76"/>
        </table:table-row>
        <table:table-row table:style-name="ro1">
          <table:table-cell office:value-type="string" calcext:value-type="string" table:number-columns-spanned="348" table:number-rows-spanned="1">
            <text:p>Narutaru: Mukuro Naru Hoshi Tama Taru Ko </text:p>
          </table:table-cell>
          <table:covered-table-cell table:number-columns-repeated="3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71"/>
        </table:table-row>
        <table:table-row table:style-name="ro1">
          <table:table-cell office:value-type="string" calcext:value-type="string" table:number-columns-spanned="353" table:number-rows-spanned="1">
            <text:p>Nichijou </text:p>
          </table:table-cell>
          <table:covered-table-cell table:number-columns-repeated="3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66"/>
        </table:table-row>
        <table:table-row table:style-name="ro1">
          <table:table-cell office:value-type="string" calcext:value-type="string" table:number-columns-spanned="358" table:number-rows-spanned="1">
            <text:p>Nobunaga the Fool </text:p>
          </table:table-cell>
          <table:covered-table-cell table:number-columns-repeated="3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61"/>
        </table:table-row>
        <table:table-row table:style-name="ro1">
          <table:table-cell office:value-type="string" calcext:value-type="string" table:number-columns-spanned="363" table:number-rows-spanned="1">
            <text:p>Nodame Cantabile </text:p>
          </table:table-cell>
          <table:covered-table-cell table:number-columns-repeated="3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56"/>
        </table:table-row>
        <table:table-row table:style-name="ro1">
          <table:table-cell office:value-type="string" calcext:value-type="string" table:number-columns-spanned="368" table:number-rows-spanned="1">
            <text:p>Paradise Kiss </text:p>
          </table:table-cell>
          <table:covered-table-cell table:number-columns-repeated="3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51"/>
        </table:table-row>
        <table:table-row table:style-name="ro1">
          <table:table-cell office:value-type="string" calcext:value-type="string" table:number-columns-spanned="373" table:number-rows-spanned="1">
            <text:p>Planetes </text:p>
          </table:table-cell>
          <table:covered-table-cell table:number-columns-repeated="3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46"/>
        </table:table-row>
        <table:table-row table:style-name="ro1">
          <table:table-cell office:value-type="string" calcext:value-type="string" table:number-columns-spanned="378" table:number-rows-spanned="1">
            <text:p>Princess Tutu </text:p>
          </table:table-cell>
          <table:covered-table-cell table:number-columns-repeated="3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8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41"/>
        </table:table-row>
        <table:table-row table:style-name="ro1">
          <table:table-cell office:value-type="string" calcext:value-type="string" table:number-columns-spanned="383" table:number-rows-spanned="1">
            <text:p>Psycho-Pass </text:p>
          </table:table-cell>
          <table:covered-table-cell table:number-columns-repeated="3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36"/>
        </table:table-row>
        <table:table-row table:style-name="ro1">
          <table:table-cell office:value-type="string" calcext:value-type="string" table:number-columns-spanned="388" table:number-rows-spanned="1">
            <text:p>Rainbow: Nisha Rokubou no Shichinin </text:p>
          </table:table-cell>
          <table:covered-table-cell table:number-columns-repeated="38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31"/>
        </table:table-row>
        <table:table-row table:style-name="ro1">
          <table:table-cell office:value-type="string" calcext:value-type="string" table:number-columns-spanned="393" table:number-rows-spanned="1">
            <text:p>Rakudai Kishi no Cavalry </text:p>
          </table:table-cell>
          <table:covered-table-cell table:number-columns-repeated="3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26"/>
        </table:table-row>
        <table:table-row table:style-name="ro1">
          <table:table-cell office:value-type="string" calcext:value-type="string" table:number-columns-spanned="398" table:number-rows-spanned="1">
            <text:p>Rokka no Yuusha </text:p>
          </table:table-cell>
          <table:covered-table-cell table:number-columns-repeated="3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21"/>
        </table:table-row>
        <table:table-row table:style-name="ro1">
          <table:table-cell office:value-type="string" calcext:value-type="string" table:number-columns-spanned="403" table:number-rows-spanned="1">
            <text:p>Saishuu Heiki Kanojo </text:p>
          </table:table-cell>
          <table:covered-table-cell table:number-columns-repeated="4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16"/>
        </table:table-row>
        <table:table-row table:style-name="ro1">
          <table:table-cell office:value-type="string" calcext:value-type="string" table:number-columns-spanned="408" table:number-rows-spanned="1">
            <text:p>Saiunkoku Monogatari </text:p>
          </table:table-cell>
          <table:covered-table-cell table:number-columns-repeated="4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11"/>
        </table:table-row>
        <table:table-row table:style-name="ro1">
          <table:table-cell office:value-type="string" calcext:value-type="string" table:number-columns-spanned="413" table:number-rows-spanned="1">
            <text:p>Sakasama no Patema </text:p>
          </table:table-cell>
          <table:covered-table-cell table:number-columns-repeated="41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06"/>
        </table:table-row>
        <table:table-row table:style-name="ro1">
          <table:table-cell office:value-type="string" calcext:value-type="string" table:number-columns-spanned="418" table:number-rows-spanned="1">
            <text:p>Seirei no Moribito </text:p>
          </table:table-cell>
          <table:covered-table-cell table:number-columns-repeated="4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01"/>
        </table:table-row>
        <table:table-row table:style-name="ro1">
          <table:table-cell office:value-type="string" calcext:value-type="string" table:number-columns-spanned="423" table:number-rows-spanned="1">
            <text:p>Sennen Joyuu </text:p>
          </table:table-cell>
          <table:covered-table-cell table:number-columns-repeated="42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96"/>
        </table:table-row>
        <table:table-row table:style-name="ro1">
          <table:table-cell office:value-type="string" calcext:value-type="string" table:number-columns-spanned="428" table:number-rows-spanned="1">
            <text:p>Serial Experiments Lain </text:p>
          </table:table-cell>
          <table:covered-table-cell table:number-columns-repeated="4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91"/>
        </table:table-row>
        <table:table-row table:style-name="ro1">
          <table:table-cell office:value-type="string" calcext:value-type="string" table:number-columns-spanned="433" table:number-rows-spanned="1">
            <text:p>Seto no Hanayome </text:p>
          </table:table-cell>
          <table:covered-table-cell table:number-columns-repeated="4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86"/>
        </table:table-row>
        <table:table-row table:style-name="ro1">
          <table:table-cell office:value-type="string" calcext:value-type="string" table:number-columns-spanned="438" table:number-rows-spanned="1">
            <text:p>Shigatsu wa Kimi no Uso </text:p>
          </table:table-cell>
          <table:covered-table-cell table:number-columns-repeated="4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81"/>
        </table:table-row>
        <table:table-row table:style-name="ro1">
          <table:table-cell office:value-type="string" calcext:value-type="string" table:number-columns-spanned="443" table:number-rows-spanned="1">
            <text:p>Shigurui </text:p>
          </table:table-cell>
          <table:covered-table-cell table:number-columns-repeated="4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76"/>
        </table:table-row>
        <table:table-row table:style-name="ro1">
          <table:table-cell office:value-type="string" calcext:value-type="string" table:number-columns-spanned="448" table:number-rows-spanned="1">
            <text:p>Shingeki no Bahamut: Genesis </text:p>
          </table:table-cell>
          <table:covered-table-cell table:number-columns-repeated="4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71"/>
        </table:table-row>
        <table:table-row table:style-name="ro1">
          <table:table-cell office:value-type="string" calcext:value-type="string" table:number-columns-spanned="453" table:number-rows-spanned="1">
            <text:p>Shinsekai yori </text:p>
          </table:table-cell>
          <table:covered-table-cell table:number-columns-repeated="4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66"/>
        </table:table-row>
        <table:table-row table:style-name="ro1">
          <table:table-cell office:value-type="string" calcext:value-type="string" table:number-columns-spanned="458" table:number-rows-spanned="1">
            <text:p>Shoujo Kakumei Utena </text:p>
          </table:table-cell>
          <table:covered-table-cell table:number-columns-repeated="4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61"/>
        </table:table-row>
        <table:table-row table:style-name="ro1">
          <table:table-cell office:value-type="string" calcext:value-type="string" table:number-columns-spanned="463" table:number-rows-spanned="1">
            <text:p>Shugo Chara! </text:p>
          </table:table-cell>
          <table:covered-table-cell table:number-columns-repeated="4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5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56"/>
        </table:table-row>
        <table:table-row table:style-name="ro1">
          <table:table-cell office:value-type="string" calcext:value-type="string" table:number-columns-spanned="468" table:number-rows-spanned="1">
            <text:p>Sora wo Miageru Shoujo no Hitomi ni Utsuru Sekai </text:p>
          </table:table-cell>
          <table:covered-table-cell table:number-columns-repeated="4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51"/>
        </table:table-row>
        <table:table-row table:style-name="ro1">
          <table:table-cell office:value-type="string" calcext:value-type="string" table:number-columns-spanned="473" table:number-rows-spanned="1">
            <text:p>Steins;Gate </text:p>
          </table:table-cell>
          <table:covered-table-cell table:number-columns-repeated="4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46"/>
        </table:table-row>
        <table:table-row table:style-name="ro1">
          <table:table-cell office:value-type="string" calcext:value-type="string" table:number-columns-spanned="478" table:number-rows-spanned="1">
            <text:p>Sukitte Ii na yo. </text:p>
          </table:table-cell>
          <table:covered-table-cell table:number-columns-repeated="4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41"/>
        </table:table-row>
        <table:table-row table:style-name="ro1">
          <table:table-cell office:value-type="string" calcext:value-type="string" table:number-columns-spanned="483" table:number-rows-spanned="1">
            <text:p>Tokyo Godfathers </text:p>
          </table:table-cell>
          <table:covered-table-cell table:number-columns-repeated="48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36"/>
        </table:table-row>
        <table:table-row table:style-name="ro1">
          <table:table-cell office:value-type="string" calcext:value-type="string" table:number-columns-spanned="488" table:number-rows-spanned="1">
            <text:p>Toshokan Sensou </text:p>
          </table:table-cell>
          <table:covered-table-cell table:number-columns-repeated="48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31"/>
        </table:table-row>
        <table:table-row table:style-name="ro1">
          <table:table-cell office:value-type="string" calcext:value-type="string" table:number-columns-spanned="493" table:number-rows-spanned="1">
            <text:p>True Tears </text:p>
          </table:table-cell>
          <table:covered-table-cell table:number-columns-repeated="4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26"/>
        </table:table-row>
        <table:table-row table:style-name="ro1">
          <table:table-cell office:value-type="string" calcext:value-type="string" table:number-columns-spanned="498" table:number-rows-spanned="1">
            <text:p>Vampire Knight </text:p>
          </table:table-cell>
          <table:covered-table-cell table:number-columns-repeated="4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21"/>
        </table:table-row>
        <table:table-row table:style-name="ro1">
          <table:table-cell office:value-type="string" calcext:value-type="string" table:number-columns-spanned="503" table:number-rows-spanned="1">
            <text:p>Versailles no Bara </text:p>
          </table:table-cell>
          <table:covered-table-cell table:number-columns-repeated="5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4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16"/>
        </table:table-row>
        <table:table-row table:style-name="ro1">
          <table:table-cell office:value-type="string" calcext:value-type="string" table:number-columns-spanned="508" table:number-rows-spanned="1">
            <text:p>Violet Evergarden </text:p>
          </table:table-cell>
          <table:covered-table-cell table:number-columns-repeated="5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11"/>
        </table:table-row>
        <table:table-row table:style-name="ro1">
          <table:table-cell office:value-type="string" calcext:value-type="string" table:number-columns-spanned="513" table:number-rows-spanned="1">
            <text:p>Yamato Nadeshiko Shichihenge♥ </text:p>
          </table:table-cell>
          <table:covered-table-cell table:number-columns-repeated="5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06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14:20.671050975</meta:creation-date>
    <dc:date>2018-06-24T11:19:40.967768268</dc:date>
    <meta:editing-duration>PT5M19S</meta:editing-duration>
    <meta:editing-cycles>7</meta:editing-cycles>
    <meta:generator>LibreOffice/6.0.3.2$Linux_X86_64 LibreOffice_project/00m0$Build-2</meta:generator>
    <meta:document-statistic meta:table-count="1" meta:cell-count="1079" meta:object-count="0"/>
  </office:meta>
</office:document-meta>
</file>